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E8000000CF8A5B249D8E75F6D1D.tif" manifest:media-type="image/tiff"/>
  <manifest:file-entry manifest:full-path="Pictures/10000001000004A70000069468376EC9310064F4.png" manifest:media-type="image/png"/>
  <manifest:file-entry manifest:full-path="Pictures/10000001000004A700000694FC6EB28692B6B1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gradient-step-count="64" draw:opacity="100%" draw:textarea-horizontal-align="justify" draw:textarea-vertical-align="middle" draw:auto-grow-height="false" fo:min-height="27.7cm" fo:min-width="18.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2.932cm" fo:min-width="2.698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5cm, 5.33cm, 31.055cm, 21.648cm)" draw:image-opacity="100%" style:mirror="none"/>
    </style:style>
    <style:style style:name="gr6" style:family="graphic" style:parent-style-name="standard">
      <style:graphic-properties draw:stroke="none" draw:fill="gradient" draw:fill-gradient-name="Gradient_20_5" draw:gradient-step-count="64" draw:textarea-horizontal-align="justify" draw:textarea-vertical-align="middle" draw:auto-grow-height="false" fo:min-height="2.932cm" fo:min-width="2.698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483cm, 19.369cm, 4.308cm, 8.013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 draw:gradient-step-count="64" draw:opacity="10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Arial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="gradient" draw:fill-gradient-name="Gradient_20_5" draw:gradient-step-count="64"/>
      <style:paragraph-properties fo:text-align="center"/>
    </style:style>
    <style:style style:name="P8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7.95cm" svg:x="1cm" svg:y="0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.038cm" svg:x="11.5cm" svg:y="5.9cm">
          <draw:text-box>
            <text:p><text:span text:style-name="T1">E</text:span></text:p>
          </draw:text-box>
        </draw:frame>
        <draw:frame draw:style-name="gr3" draw:text-style-name="P3" draw:layer="layout" svg:width="18.999cm" svg:height="16.992cm" svg:x="1cm" svg:y="1cm">
          <draw:image xlink:href="Pictures/1000000100000E8000000CF8A5B249D8E75F6D1D.tif" xlink:type="simple" xlink:show="embed" xlink:actuate="onLoad" draw:mime-type="image/tiff">
            <text:p/>
          </draw:image>
        </draw:frame>
        <draw:custom-shape draw:style-name="gr4" draw:text-style-name="P4" draw:layer="layout" svg:width="4.522cm" svg:height="4.5cm" svg:x="5.75cm" svg:y="5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421cm" svg:height="5.048cm" svg:x="5.9cm" svg:y="4.65cm">
          <draw:image xlink:href="Pictures/10000001000004A70000069468376EC9310064F4.png" xlink:type="simple" xlink:show="embed" xlink:actuate="onLoad" draw:mime-type="image/png">
            <text:p/>
          </draw:image>
        </draw:frame>
        <draw:frame draw:style-name="gr2" draw:text-style-name="P6" draw:layer="layout" svg:width="1cm" svg:height="1.038cm" svg:x="12.5cm" svg:y="1.962cm">
          <draw:text-box draw:corner-radius="8.75cm">
            <text:p text:style-name="P5"><text:span text:style-name="T2">A</text:span></text:p>
          </draw:text-box>
        </draw:frame>
        <draw:frame draw:style-name="gr2" draw:text-style-name="P6" draw:layer="layout" svg:width="1.25cm" svg:height="1.038cm" svg:x="12.65cm" svg:y="9.85cm">
          <draw:text-box>
            <text:p text:style-name="P5"><text:span text:style-name="T2">C</text:span></text:p>
          </draw:text-box>
        </draw:frame>
        <draw:frame draw:style-name="gr2" draw:text-style-name="P6" draw:layer="layout" svg:width="1cm" svg:height="1.038cm" svg:x="3.1cm" svg:y="9.862cm">
          <draw:text-box>
            <text:p text:style-name="P5"><text:span text:style-name="T2">B</text:span></text:p>
          </draw:text-box>
        </draw:frame>
        <draw:custom-shape draw:style-name="gr6" draw:text-style-name="P7" draw:layer="layout" svg:width="4.522cm" svg:height="4.5cm" svg:x="2.25cm" svg:y="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444cm" svg:height="5.048cm" svg:x="2.806cm" svg:y="1.7cm">
          <draw:image xlink:href="Pictures/10000001000004A700000694FC6EB28692B6B1F9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962cm" draw:transform="rotate (1.56748020121611) translate (10.4cm 15.595cm)">
          <draw:text-box>
            <text:p><text:span text:style-name="T3">θ</text:span></text:p>
          </draw:text-box>
        </draw:frame>
        <draw:frame draw:style-name="gr8" draw:text-style-name="P8" draw:layer="layout" svg:width="0.845cm" svg:height="0.962cm" draw:transform="rotate (1.56748020121611) translate (1.035cm 16.695cm)">
          <draw:text-box>
            <text:p><text:span text:style-name="T3">θ</text:span></text:p>
          </draw:text-box>
        </draw:frame>
        <draw:frame draw:style-name="gr8" draw:text-style-name="P8" draw:layer="layout" svg:width="0.845cm" svg:height="0.962cm" draw:transform="rotate (1.56748020121611) translate (10.4cm 7.195cm)">
          <draw:text-box>
            <text:p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radial" draw:cx="50%" draw:cy="50%" draw:start-color="#ff6d6d" draw:end-color="#ffffff" draw:start-intensity="100%" draw:end-intensity="100%" draw:border="0%"/>
    <draw:gradient draw:name="Gradient_20_5" draw:display-name="Gradient 5" draw:style="radial" draw:cx="50%" draw:cy="50%" draw:start-color="#729fcf" draw:end-color="#ffffff" draw:start-intensity="100%" draw:end-intensity="100%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gradient" draw:fill-color="#729fcf" draw:fill-gradient-name="Gradient_20_4" draw:gradient-step-count="64" draw:opacity="3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1T09:34:23.937000000</dc:date>
    <meta:editing-duration>PT20H27M58S</meta:editing-duration>
    <meta:editing-cycles>17</meta:editing-cycles>
    <meta:generator>LibreOffice/7.4.1.2$Windows_X86_64 LibreOffice_project/3c58a8f3a960df8bc8fd77b461821e42c061c5f0</meta:generator>
    <meta:document-statistic meta:object-count="13"/>
  </office:meta>
</office:document-meta>
</file>